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3.112cm"/>
    </style:style>
    <style:style style:name="co3" style:family="table-column">
      <style:table-column-properties fo:break-before="auto" style:column-width="4.473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0.961cm"/>
    </style:style>
    <style:style style:name="co11" style:family="table-column">
      <style:table-column-properties fo:break-before="auto" style:column-width="0.9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3465a4"/>
    </style:style>
    <style:style style:name="ce6" style:family="table-cell" style:parent-style-name="Default">
      <style:table-cell-properties fo:background-color="#780373"/>
    </style:style>
    <style:style style:name="ce7" style:family="table-cell" style:parent-style-name="Default">
      <style:table-cell-properties fo:background-color="#00f8ff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mory Map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5"/>
        <table:table-row table:style-name="ro1">
          <table:table-cell table:style-name="ce1" office:value-type="string" calcext:value-type="string">
            <text:p>Entity Name</text:p>
          </table:table-cell>
          <table:table-cell table:style-name="ce1" office:value-type="string" calcext:value-type="string">
            <text:p>Item Nature</text:p>
          </table:table-cell>
          <table:table-cell table:style-name="ce1" office:value-type="string" calcext:value-type="string">
            <text:p>Memory Region</text:p>
          </table:table-cell>
          <table:table-cell table:style-name="ce1" office:value-type="string" calcext:value-type="string">
            <text:p>Start Address</text:p>
          </table:table-cell>
          <table:table-cell table:style-name="ce8" office:value-type="string" calcext:value-type="string">
            <text:p>TiB</text:p>
          </table:table-cell>
          <table:table-cell table:style-name="ce8" office:value-type="string" calcext:value-type="string">
            <text:p>GiB</text:p>
          </table:table-cell>
          <table:table-cell table:style-name="ce8" office:value-type="string" calcext:value-type="string">
            <text:p>MiB</text:p>
          </table:table-cell>
          <table:table-cell table:style-name="ce8" office:value-type="string" calcext:value-type="string">
            <text:p>KiB</text:p>
          </table:table-cell>
          <table:table-cell table:style-name="ce8" office:value-type="string" calcext:value-type="string">
            <text:p>BiB</text:p>
          </table:table-cell>
        </table:table-row>
        <table:table-row table:style-name="ro1">
          <table:table-cell table:style-name="ce2" office:value-type="string" calcext:value-type="string">
            <text:p>printAddress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Code/Text</text:p>
          </table:table-cell>
          <table:table-cell table:style-name="ce2" office:value-type="string" calcext:value-type="string">
            <text:p>0x559c97bbe1e9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489" calcext:value-type="float">
            <text:p>489</text:p>
          </table:table-cell>
        </table:table-row>
        <table:table-row table:style-name="ro1"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Code/Text</text:p>
          </table:table-cell>
          <table:table-cell table:style-name="ce2" office:value-type="string" calcext:value-type="string">
            <text:p>0x559c97bbe552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761" calcext:value-type="float">
            <text:p>761</text:p>
          </table:table-cell>
          <table:table-cell table:style-name="ce2" office:value-type="float" office:value="338" calcext:value-type="float">
            <text:p>338</text:p>
          </table:table-cell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Code/Text</text:p>
          </table:table-cell>
          <table:table-cell table:style-name="ce2" office:value-type="string" calcext:value-type="string">
            <text:p>0x559c97bbe2a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672" calcext:value-type="float">
            <text:p>672</text:p>
          </table:table-cell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Code/Text</text:p>
          </table:table-cell>
          <table:table-cell table:style-name="ce2" office:value-type="string" calcext:value-type="string">
            <text:p>0x559c97bbe42a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761" calcext:value-type="float">
            <text:p>761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3" office:value-type="string" calcext:value-type="string">
            <text:p>gc</text:p>
          </table:table-cell>
          <table:table-cell table:style-name="ce3" office:value-type="string" calcext:value-type="string">
            <text:p>Global Variable</text:p>
          </table:table-cell>
          <table:table-cell table:style-name="ce3" office:value-type="string" calcext:value-type="string">
            <text:p>Initialised Globals</text:p>
          </table:table-cell>
          <table:table-cell table:style-name="ce3" office:value-type="string" calcext:value-type="string">
            <text:p>0x559c97bbf01c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string" calcext:value-type="string">
            <text:p>gname2</text:p>
          </table:table-cell>
          <table:table-cell table:style-name="ce3" office:value-type="string" calcext:value-type="string">
            <text:p>Global Variable</text:p>
          </table:table-cell>
          <table:table-cell table:style-name="ce3" office:value-type="string" calcext:value-type="string">
            <text:p>Initialised Globals</text:p>
          </table:table-cell>
          <table:table-cell table:style-name="ce3" office:value-type="string" calcext:value-type="string">
            <text:p>0x559c97bc102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string" calcext:value-type="string">
            <text:p>gx</text:p>
          </table:table-cell>
          <table:table-cell table:style-name="ce3" office:value-type="string" calcext:value-type="string">
            <text:p>Global Variable</text:p>
          </table:table-cell>
          <table:table-cell table:style-name="ce3" office:value-type="string" calcext:value-type="string">
            <text:p>Initialised Globals</text:p>
          </table:table-cell>
          <table:table-cell table:style-name="ce3" office:value-type="string" calcext:value-type="string">
            <text:p>0x559c97bc101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gname1</text:p>
          </table:table-cell>
          <table:table-cell table:style-name="ce3" office:value-type="string" calcext:value-type="string">
            <text:p>Global Variable</text:p>
          </table:table-cell>
          <table:table-cell table:style-name="ce3" office:value-type="string" calcext:value-type="string">
            <text:p>Initialised Globals</text:p>
          </table:table-cell>
          <table:table-cell table:style-name="ce3" office:value-type="string" calcext:value-type="string">
            <text:p>0x559c97bc101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table:style-name="ce4" office:value-type="string" calcext:value-type="string">
            <text:p>gy</text:p>
          </table:table-cell>
          <table:table-cell table:style-name="ce4" office:value-type="string" calcext:value-type="string">
            <text:p>Global Variable</text:p>
          </table:table-cell>
          <table:table-cell table:style-name="ce4" office:value-type="string" calcext:value-type="string">
            <text:p>Uninitialised Globals</text:p>
          </table:table-cell>
          <table:table-cell table:style-name="ce4" office:value-type="string" calcext:value-type="string">
            <text:p>0x559c97bc103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float" office:value="52" calcext:value-type="float">
            <text:p>52</text:p>
          </table:table-cell>
        </table:table-row>
        <table:table-row table:style-name="ro1">
          <table:table-cell table:style-name="ce4" office:value-type="string" calcext:value-type="string">
            <text:p>gz</text:p>
          </table:table-cell>
          <table:table-cell table:style-name="ce4" office:value-type="string" calcext:value-type="string">
            <text:p>Global Variable</text:p>
          </table:table-cell>
          <table:table-cell table:style-name="ce4" office:value-type="string" calcext:value-type="string">
            <text:p>Uninitialised Globals</text:p>
          </table:table-cell>
          <table:table-cell table:style-name="ce4" office:value-type="string" calcext:value-type="string">
            <text:p>0x559c97bc1038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rgc</text:p>
          </table:table-cell>
          <table:table-cell office:value-type="string" calcext:value-type="string">
            <text:p>Formal Paramete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e9ddfc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6" calcext:value-type="float">
            <text:p>286</text:p>
          </table:table-cell>
          <table:table-cell office:value-type="float" office:value="631" calcext:value-type="float">
            <text:p>63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argv</text:p>
          </table:table-cell>
          <table:table-cell office:value-type="string" calcext:value-type="string">
            <text:p>Formal Paramete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e9df28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6" calcext:value-type="float">
            <text:p>286</text:p>
          </table:table-cell>
          <table:table-cell office:value-type="float" office:value="631" calcext:value-type="float">
            <text:p>631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Formal Paramete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e9df38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6" calcext:value-type="float">
            <text:p>286</text:p>
          </table:table-cell>
          <table:table-cell office:value-type="float" office:value="631" calcext:value-type="float">
            <text:p>631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Local Variable</text:p>
          </table:table-cell>
          <table:table-cell table:style-name="ce6" office:value-type="string" calcext:value-type="string">
            <text:p>Heap</text:p>
          </table:table-cell>
          <table:table-cell table:style-name="ce6" office:value-type="string" calcext:value-type="string">
            <text:p>0x559c98e926b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626" calcext:value-type="float">
            <text:p>626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688" calcext:value-type="float">
            <text:p>688</text:p>
          </table:table-cell>
        </table:table-row>
        <table:table-row table:style-name="ro1"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Local Variable</text:p>
          </table:table-cell>
          <table:table-cell table:style-name="ce6" office:value-type="string" calcext:value-type="string">
            <text:p>Heap</text:p>
          </table:table-cell>
          <table:table-cell table:style-name="ce6" office:value-type="string" calcext:value-type="string">
            <text:p>0x559c98e9278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626" calcext:value-type="float">
            <text:p>626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896" calcext:value-type="float">
            <text:p>896</text:p>
          </table:table-cell>
        </table:table-row>
        <table:table-row table:style-name="ro1">
          <table:table-cell table:style-name="ce6" office:value-type="string" calcext:value-type="string">
            <text:p>Heap memory (p1)</text:p>
          </table:table-cell>
          <table:table-cell table:style-name="ce6" office:value-type="string" calcext:value-type="string">
            <text:p>Local Variable</text:p>
          </table:table-cell>
          <table:table-cell table:style-name="ce6" office:value-type="string" calcext:value-type="string">
            <text:p>Heap</text:p>
          </table:table-cell>
          <table:table-cell table:style-name="ce6" office:value-type="string" calcext:value-type="string">
            <text:p>0x559c98e926b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626" calcext:value-type="float">
            <text:p>626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688" calcext:value-type="float">
            <text:p>688</text:p>
          </table:table-cell>
        </table:table-row>
        <table:table-row table:style-name="ro1">
          <table:table-cell table:style-name="ce6" office:value-type="string" calcext:value-type="string">
            <text:p>Heap memory (p2)</text:p>
          </table:table-cell>
          <table:table-cell table:style-name="ce6" office:value-type="string" calcext:value-type="string">
            <text:p>Local Variable</text:p>
          </table:table-cell>
          <table:table-cell table:style-name="ce6" office:value-type="string" calcext:value-type="string">
            <text:p>Heap</text:p>
          </table:table-cell>
          <table:table-cell table:style-name="ce6" office:value-type="string" calcext:value-type="string">
            <text:p>0x559c98e9278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626" calcext:value-type="float">
            <text:p>626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buf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c0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b8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style-name="ce6" office:value-type="string" calcext:value-type="string">
            <text:p>Heap memory (p)</text:p>
          </table:table-cell>
          <table:table-cell table:style-name="ce6" office:value-type="string" calcext:value-type="string">
            <text:p>Local Variable</text:p>
          </table:table-cell>
          <table:table-cell table:style-name="ce6" office:value-type="string" calcext:value-type="string">
            <text:p>Heap</text:p>
          </table:table-cell>
          <table:table-cell table:style-name="ce6" office:value-type="string" calcext:value-type="string">
            <text:p>0x7fd146b09010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837" calcext:value-type="float">
            <text:p>837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Formal Paramete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6c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Formal Paramete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68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Formal Paramete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64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Formal Paramete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58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Formal Paramete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60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Formal Paramete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54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f1_l1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80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f1_l2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84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f1_l3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7e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f1_l3b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7f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f1_l4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90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f1_l5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88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f1_l6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8c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table:style-name="Default" office:value-type="string" calcext:value-type="string">
            <text:p>argv[0]</text:p>
          </table:table-cell>
          <table:table-cell table:style-name="Default" office:value-type="string" calcext:value-type="string">
            <text:p>Formal Parameter</text:p>
          </table:table-cell>
          <table:table-cell table:style-name="Default" office:value-type="string" calcext:value-type="string">
            <text:p>Command Line Arguments</text:p>
          </table:table-cell>
          <table:table-cell table:style-name="Default" office:value-type="string" calcext:value-type="string">
            <text:p>0x7ffe11e9f3c5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016" calcext:value-type="float">
            <text:p>1016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636" calcext:value-type="float">
            <text:p>636</text:p>
          </table:table-cell>
          <table:table-cell table:style-name="Default" office:value-type="float" office:value="965" calcext:value-type="float">
            <text:p>965</text:p>
          </table:table-cell>
        </table:table-row>
        <table:table-row table:style-name="ro1">
          <table:table-cell table:style-name="Default" office:value-type="string" calcext:value-type="string">
            <text:p>argv[argc-1]</text:p>
          </table:table-cell>
          <table:table-cell table:style-name="Default" office:value-type="string" calcext:value-type="string">
            <text:p>Formal Parameter</text:p>
          </table:table-cell>
          <table:table-cell table:style-name="Default" office:value-type="string" calcext:value-type="string">
            <text:p>Command Line Arguments</text:p>
          </table:table-cell>
          <table:table-cell table:style-name="Default" office:value-type="string" calcext:value-type="string">
            <text:p>0x7ffe11e9f3c5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016" calcext:value-type="float">
            <text:p>1016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636" calcext:value-type="float">
            <text:p>636</text:p>
          </table:table-cell>
          <table:table-cell table:style-name="Default" office:value-type="float" office:value="965" calcext:value-type="float">
            <text:p>965</text:p>
          </table:table-cell>
        </table:table-row>
        <table:table-row table:style-name="ro1">
          <table:table-cell table:style-name="ce7" office:value-type="string" calcext:value-type="string">
            <text:p>env[0]</text:p>
          </table:table-cell>
          <table:table-cell table:style-name="ce7" office:value-type="string" calcext:value-type="string">
            <text:p>Formal Parameter</text:p>
          </table:table-cell>
          <table:table-cell table:style-name="ce7" office:value-type="string" calcext:value-type="string">
            <text:p>Environment</text:p>
          </table:table-cell>
          <table:table-cell table:style-name="ce7" office:value-type="string" calcext:value-type="string">
            <text:p>0x7ffe11e9f3ca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016" calcext:value-type="float">
            <text:p>1016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636" calcext:value-type="float">
            <text:p>636</text:p>
          </table:table-cell>
          <table:table-cell table:style-name="ce7" office:value-type="float" office:value="970" calcext:value-type="float">
            <text:p>970</text:p>
          </table:table-cell>
        </table:table-row>
        <table:table-row table:style-name="ro1">
          <table:table-cell table:style-name="ce7" office:value-type="string" calcext:value-type="string">
            <text:p>env[1]</text:p>
          </table:table-cell>
          <table:table-cell table:style-name="ce7" office:value-type="string" calcext:value-type="string">
            <text:p>Formal Parameter</text:p>
          </table:table-cell>
          <table:table-cell table:style-name="ce7" office:value-type="string" calcext:value-type="string">
            <text:p>Environment</text:p>
          </table:table-cell>
          <table:table-cell table:style-name="ce7" office:value-type="string" calcext:value-type="string">
            <text:p>0x7ffe11e9f3da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016" calcext:value-type="float">
            <text:p>1016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636" calcext:value-type="float">
            <text:p>636</text:p>
          </table:table-cell>
          <table:table-cell table:style-name="ce7" office:value-type="float" office:value="986" calcext:value-type="float">
            <text:p>986</text:p>
          </table:table-cell>
        </table:table-row>
      </table:table>
      <table:table table:name="Memory Map Sorted" table:style-name="ta1">
        <table:table-column table:style-name="co6" table:default-cell-style-name="ce5"/>
        <table:table-column table:style-name="co7" table:default-cell-style-name="ce5"/>
        <table:table-column table:style-name="co3" table:default-cell-style-name="ce5"/>
        <table:table-column table:style-name="co4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row table:style-name="ro1">
          <table:table-cell table:style-name="ce1" office:value-type="string" calcext:value-type="string">
            <text:p>Entity Name</text:p>
          </table:table-cell>
          <table:table-cell table:style-name="ce1" office:value-type="string" calcext:value-type="string">
            <text:p>Item Nature</text:p>
          </table:table-cell>
          <table:table-cell table:style-name="ce1" office:value-type="string" calcext:value-type="string">
            <text:p>Memory Region</text:p>
          </table:table-cell>
          <table:table-cell table:style-name="ce1" office:value-type="string" calcext:value-type="string">
            <text:p>Start Address</text:p>
          </table:table-cell>
          <table:table-cell table:style-name="ce8" office:value-type="string" calcext:value-type="string">
            <text:p>TiB</text:p>
          </table:table-cell>
          <table:table-cell table:style-name="ce8" office:value-type="string" calcext:value-type="string">
            <text:p>GiB</text:p>
          </table:table-cell>
          <table:table-cell table:style-name="ce8" office:value-type="string" calcext:value-type="string">
            <text:p>MiB</text:p>
          </table:table-cell>
          <table:table-cell table:style-name="ce8" office:value-type="string" calcext:value-type="string">
            <text:p>KiB</text:p>
          </table:table-cell>
          <table:table-cell table:style-name="ce8" office:value-type="string" calcext:value-type="string">
            <text:p>BiB</text:p>
          </table:table-cell>
        </table:table-row>
        <table:table-row table:style-name="ro1">
          <table:table-cell table:style-name="ce2" office:value-type="string" calcext:value-type="string">
            <text:p>printAddress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Code/Text</text:p>
          </table:table-cell>
          <table:table-cell table:style-name="ce2" office:value-type="string" calcext:value-type="string">
            <text:p>0x559c97bbe1e9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489" calcext:value-type="float">
            <text:p>489</text:p>
          </table:table-cell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Code/Text</text:p>
          </table:table-cell>
          <table:table-cell table:style-name="ce2" office:value-type="string" calcext:value-type="string">
            <text:p>0x559c97bbe2a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672" calcext:value-type="float">
            <text:p>672</text:p>
          </table:table-cell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Code/Text</text:p>
          </table:table-cell>
          <table:table-cell table:style-name="ce2" office:value-type="string" calcext:value-type="string">
            <text:p>0x559c97bbe42a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761" calcext:value-type="float">
            <text:p>761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Code/Text</text:p>
          </table:table-cell>
          <table:table-cell table:style-name="ce2" office:value-type="string" calcext:value-type="string">
            <text:p>0x559c97bbe552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761" calcext:value-type="float">
            <text:p>761</text:p>
          </table:table-cell>
          <table:table-cell table:style-name="ce2" office:value-type="float" office:value="338" calcext:value-type="float">
            <text:p>338</text:p>
          </table:table-cell>
        </table:table-row>
        <table:table-row table:style-name="ro1">
          <table:table-cell table:style-name="ce3" office:value-type="string" calcext:value-type="string">
            <text:p>gc</text:p>
          </table:table-cell>
          <table:table-cell table:style-name="ce3" office:value-type="string" calcext:value-type="string">
            <text:p>Global Variable</text:p>
          </table:table-cell>
          <table:table-cell table:style-name="ce3" office:value-type="string" calcext:value-type="string">
            <text:p>Initialised Globals</text:p>
          </table:table-cell>
          <table:table-cell table:style-name="ce3" office:value-type="string" calcext:value-type="string">
            <text:p>0x559c97bbf01c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string" calcext:value-type="string">
            <text:p>gx</text:p>
          </table:table-cell>
          <table:table-cell table:style-name="ce3" office:value-type="string" calcext:value-type="string">
            <text:p>Global Variable</text:p>
          </table:table-cell>
          <table:table-cell table:style-name="ce3" office:value-type="string" calcext:value-type="string">
            <text:p>Initialised Globals</text:p>
          </table:table-cell>
          <table:table-cell table:style-name="ce3" office:value-type="string" calcext:value-type="string">
            <text:p>0x559c97bc101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gname1</text:p>
          </table:table-cell>
          <table:table-cell table:style-name="ce3" office:value-type="string" calcext:value-type="string">
            <text:p>Global Variable</text:p>
          </table:table-cell>
          <table:table-cell table:style-name="ce3" office:value-type="string" calcext:value-type="string">
            <text:p>Initialised Globals</text:p>
          </table:table-cell>
          <table:table-cell table:style-name="ce3" office:value-type="string" calcext:value-type="string">
            <text:p>0x559c97bc101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table:style-name="ce3" office:value-type="string" calcext:value-type="string">
            <text:p>gname2</text:p>
          </table:table-cell>
          <table:table-cell table:style-name="ce3" office:value-type="string" calcext:value-type="string">
            <text:p>Global Variable</text:p>
          </table:table-cell>
          <table:table-cell table:style-name="ce3" office:value-type="string" calcext:value-type="string">
            <text:p>Initialised Globals</text:p>
          </table:table-cell>
          <table:table-cell table:style-name="ce3" office:value-type="string" calcext:value-type="string">
            <text:p>0x559c97bc102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table:style-name="ce4" office:value-type="string" calcext:value-type="string">
            <text:p>gy</text:p>
          </table:table-cell>
          <table:table-cell table:style-name="ce4" office:value-type="string" calcext:value-type="string">
            <text:p>Global Variable</text:p>
          </table:table-cell>
          <table:table-cell table:style-name="ce4" office:value-type="string" calcext:value-type="string">
            <text:p>Uninitialised Globals</text:p>
          </table:table-cell>
          <table:table-cell table:style-name="ce4" office:value-type="string" calcext:value-type="string">
            <text:p>0x559c97bc103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float" office:value="52" calcext:value-type="float">
            <text:p>52</text:p>
          </table:table-cell>
        </table:table-row>
        <table:table-row table:style-name="ro1">
          <table:table-cell table:style-name="ce4" office:value-type="string" calcext:value-type="string">
            <text:p>gz</text:p>
          </table:table-cell>
          <table:table-cell table:style-name="ce4" office:value-type="string" calcext:value-type="string">
            <text:p>Global Variable</text:p>
          </table:table-cell>
          <table:table-cell table:style-name="ce4" office:value-type="string" calcext:value-type="string">
            <text:p>Uninitialised Globals</text:p>
          </table:table-cell>
          <table:table-cell table:style-name="ce4" office:value-type="string" calcext:value-type="string">
            <text:p>0x559c97bc1038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float" office:value="56" calcext:value-type="float">
            <text:p>56</text:p>
          </table:table-cell>
        </table:table-row>
        <table:table-row table:style-name="ro1"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Local Variable</text:p>
          </table:table-cell>
          <table:table-cell table:style-name="ce6" office:value-type="string" calcext:value-type="string">
            <text:p>Heap</text:p>
          </table:table-cell>
          <table:table-cell table:style-name="ce6" office:value-type="string" calcext:value-type="string">
            <text:p>0x559c98e926b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626" calcext:value-type="float">
            <text:p>626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688" calcext:value-type="float">
            <text:p>688</text:p>
          </table:table-cell>
        </table:table-row>
        <table:table-row table:style-name="ro1">
          <table:table-cell table:style-name="ce6" office:value-type="string" calcext:value-type="string">
            <text:p>Heap memory (p1)</text:p>
          </table:table-cell>
          <table:table-cell table:style-name="ce6" office:value-type="string" calcext:value-type="string">
            <text:p>Local Variable</text:p>
          </table:table-cell>
          <table:table-cell table:style-name="ce6" office:value-type="string" calcext:value-type="string">
            <text:p>Heap</text:p>
          </table:table-cell>
          <table:table-cell table:style-name="ce6" office:value-type="string" calcext:value-type="string">
            <text:p>0x559c98e926b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626" calcext:value-type="float">
            <text:p>626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688" calcext:value-type="float">
            <text:p>688</text:p>
          </table:table-cell>
        </table:table-row>
        <table:table-row table:style-name="ro1"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Local Variable</text:p>
          </table:table-cell>
          <table:table-cell table:style-name="ce6" office:value-type="string" calcext:value-type="string">
            <text:p>Heap</text:p>
          </table:table-cell>
          <table:table-cell table:style-name="ce6" office:value-type="string" calcext:value-type="string">
            <text:p>0x559c98e9278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626" calcext:value-type="float">
            <text:p>626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896" calcext:value-type="float">
            <text:p>896</text:p>
          </table:table-cell>
        </table:table-row>
        <table:table-row table:style-name="ro1">
          <table:table-cell table:style-name="ce6" office:value-type="string" calcext:value-type="string">
            <text:p>Heap memory (p2)</text:p>
          </table:table-cell>
          <table:table-cell table:style-name="ce6" office:value-type="string" calcext:value-type="string">
            <text:p>Local Variable</text:p>
          </table:table-cell>
          <table:table-cell table:style-name="ce6" office:value-type="string" calcext:value-type="string">
            <text:p>Heap</text:p>
          </table:table-cell>
          <table:table-cell table:style-name="ce6" office:value-type="string" calcext:value-type="string">
            <text:p>0x559c98e9278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626" calcext:value-type="float">
            <text:p>626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896" calcext:value-type="float">
            <text:p>896</text:p>
          </table:table-cell>
        </table:table-row>
        <table:table-row table:style-name="ro1">
          <table:table-cell table:style-name="ce6" office:value-type="string" calcext:value-type="string">
            <text:p>Heap memory (p)</text:p>
          </table:table-cell>
          <table:table-cell table:style-name="ce6" office:value-type="string" calcext:value-type="string">
            <text:p>Local Variable</text:p>
          </table:table-cell>
          <table:table-cell table:style-name="ce6" office:value-type="string" calcext:value-type="string">
            <text:p>Heap</text:p>
          </table:table-cell>
          <table:table-cell table:style-name="ce6" office:value-type="string" calcext:value-type="string">
            <text:p>0x7fd146b09010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837" calcext:value-type="float">
            <text:p>837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Formal Paramete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54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Formal Paramete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58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Formal Paramete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60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Formal Paramete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64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Formal Paramete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68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Formal Paramete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6c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f1_l3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7e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f1_l3b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7f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f1_l1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80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f1_l2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84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f1_l5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88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f1_l6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8c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f1_l4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90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b8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buf</text:p>
          </table:table-cell>
          <table:table-cell office:value-type="string" calcext:value-type="string">
            <text:p>Local Variable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d9ddc0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argc</text:p>
          </table:table-cell>
          <table:table-cell office:value-type="string" calcext:value-type="string">
            <text:p>Formal Paramete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e9ddfc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6" calcext:value-type="float">
            <text:p>286</text:p>
          </table:table-cell>
          <table:table-cell office:value-type="float" office:value="631" calcext:value-type="float">
            <text:p>63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argv</text:p>
          </table:table-cell>
          <table:table-cell office:value-type="string" calcext:value-type="string">
            <text:p>Formal Paramete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e9df28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6" calcext:value-type="float">
            <text:p>286</text:p>
          </table:table-cell>
          <table:table-cell office:value-type="float" office:value="631" calcext:value-type="float">
            <text:p>631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Formal Paramete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0x7ffe11e9df38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86" calcext:value-type="float">
            <text:p>286</text:p>
          </table:table-cell>
          <table:table-cell office:value-type="float" office:value="631" calcext:value-type="float">
            <text:p>631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table:style-name="Default" office:value-type="string" calcext:value-type="string">
            <text:p>argv[0]</text:p>
          </table:table-cell>
          <table:table-cell table:style-name="Default" office:value-type="string" calcext:value-type="string">
            <text:p>Formal Parameter</text:p>
          </table:table-cell>
          <table:table-cell table:style-name="Default" office:value-type="string" calcext:value-type="string">
            <text:p>Command Line Arguments</text:p>
          </table:table-cell>
          <table:table-cell table:style-name="Default" office:value-type="string" calcext:value-type="string">
            <text:p>0x7ffe11e9f3c5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016" calcext:value-type="float">
            <text:p>1016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636" calcext:value-type="float">
            <text:p>636</text:p>
          </table:table-cell>
          <table:table-cell table:style-name="Default" office:value-type="float" office:value="965" calcext:value-type="float">
            <text:p>965</text:p>
          </table:table-cell>
        </table:table-row>
        <table:table-row table:style-name="ro1">
          <table:table-cell table:style-name="Default" office:value-type="string" calcext:value-type="string">
            <text:p>argv[argc-1]</text:p>
          </table:table-cell>
          <table:table-cell table:style-name="Default" office:value-type="string" calcext:value-type="string">
            <text:p>Formal Parameter</text:p>
          </table:table-cell>
          <table:table-cell table:style-name="Default" office:value-type="string" calcext:value-type="string">
            <text:p>Command Line Arguments</text:p>
          </table:table-cell>
          <table:table-cell table:style-name="Default" office:value-type="string" calcext:value-type="string">
            <text:p>0x7ffe11e9f3c5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016" calcext:value-type="float">
            <text:p>1016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636" calcext:value-type="float">
            <text:p>636</text:p>
          </table:table-cell>
          <table:table-cell table:style-name="Default" office:value-type="float" office:value="965" calcext:value-type="float">
            <text:p>965</text:p>
          </table:table-cell>
        </table:table-row>
        <table:table-row table:style-name="ro1">
          <table:table-cell table:style-name="ce7" office:value-type="string" calcext:value-type="string">
            <text:p>env[0]</text:p>
          </table:table-cell>
          <table:table-cell table:style-name="ce7" office:value-type="string" calcext:value-type="string">
            <text:p>Formal Parameter</text:p>
          </table:table-cell>
          <table:table-cell table:style-name="ce7" office:value-type="string" calcext:value-type="string">
            <text:p>Environment</text:p>
          </table:table-cell>
          <table:table-cell table:style-name="ce7" office:value-type="string" calcext:value-type="string">
            <text:p>0x7ffe11e9f3ca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016" calcext:value-type="float">
            <text:p>1016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636" calcext:value-type="float">
            <text:p>636</text:p>
          </table:table-cell>
          <table:table-cell table:style-name="ce7" office:value-type="float" office:value="970" calcext:value-type="float">
            <text:p>970</text:p>
          </table:table-cell>
        </table:table-row>
        <table:table-row table:style-name="ro1">
          <table:table-cell table:style-name="ce7" office:value-type="string" calcext:value-type="string">
            <text:p>env[1]</text:p>
          </table:table-cell>
          <table:table-cell table:style-name="ce7" office:value-type="string" calcext:value-type="string">
            <text:p>Formal Parameter</text:p>
          </table:table-cell>
          <table:table-cell table:style-name="ce7" office:value-type="string" calcext:value-type="string">
            <text:p>Environment</text:p>
          </table:table-cell>
          <table:table-cell table:style-name="ce7" office:value-type="string" calcext:value-type="string">
            <text:p>0x7ffe11e9f3da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016" calcext:value-type="float">
            <text:p>1016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636" calcext:value-type="float">
            <text:p>636</text:p>
          </table:table-cell>
          <table:table-cell table:style-name="ce7" office:value-type="float" office:value="986" calcext:value-type="float">
            <text:p>986</text:p>
          </table:table-cell>
        </table:table-row>
      </table:table>
      <table:named-expressions/>
      <table:database-ranges>
        <table:database-range table:name="__Anonymous_Sheet_DB__1" table:target-range-address="'Memory Map Sorted'.A1:'Memory Map Sorted'.I38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20:10:22.002805427</meta:creation-date>
    <dc:date>2023-09-06T21:13:40.323535003</dc:date>
    <meta:editing-duration>PT41M30S</meta:editing-duration>
    <meta:editing-cycles>11</meta:editing-cycles>
    <meta:generator>LibreOffice/7.3.7.2$Linux_X86_64 LibreOffice_project/30$Build-2</meta:generator>
    <meta:document-statistic meta:table-count="2" meta:cell-count="684" meta:object-count="0"/>
  </office:meta>
</office:document-meta>
</file>